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Jetzige Messu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sgänge</text:p>
          </table:table-cell>
          <table:table-cell office:value-type="string" calcext:value-type="string">
            <text:p>Frequenz/kHz</text:p>
          </table:table-cell>
        </table:table-row>
        <table:table-row table:style-name="ro1">
          <table:table-cell/>
          <table:table-cell office:value-type="string" calcext:value-type="string">
            <text:p>Q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Q1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/>
          <table:table-cell office:value-type="string" calcext:value-type="string">
            <text:p>Q2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/>
          <table:table-cell office:value-type="string" calcext:value-type="string">
            <text:p>Q3</text:p>
          </table:table-cell>
          <table:table-cell office:value-type="float" office:value="0.6" calcext:value-type="float">
            <text:p>0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7">00.00.0000</text:date>, <text:time style:data-style-name="N2" text:time-value="21:13:10.04266039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row13 </meta:initial-creator>
    <meta:creation-date>2015-01-07T14:25:26.445373754</meta:creation-date>
    <dc:date>2015-01-07T21:28:10.198388408</dc:date>
    <dc:creator>frederik </dc:creator>
    <meta:editing-duration>PT3H17M1S</meta:editing-duration>
    <meta:editing-cycles>2</meta:editing-cycles>
    <meta:generator>LibreOffice/4.2.7.2$Linux_x86 LibreOffice_project/420m0$Build-2</meta:generator>
    <meta:document-statistic meta:table-count="1" meta:cell-count="11" meta:object-count="0"/>
  </office:meta>
</office:document-meta>
</file>